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NewRoman,Bold" svg:font-family="'TimesNewRoman,Bold'" style:font-family-generic="roman"/>
  </office:font-face-decls>
  <office:automatic-styles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f0c1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BC_3a_title">Desenvolvimento de Plataforma de Reserva de Viagens em Java usando <text:span text:style-name="T4">Threads</text:span></text:p>
      <text:p text:style-name="SBC_3a_author_28_s_29_">Guilherme Martins, Gustavo Gomes, Lucas Moura, Mateus Regasi, Priscila Leite</text:p>
      <text:p text:style-name="SBC_3a_institution">Instituto de Computação – Universidade Federal Fluminense (UFF) – Av. Gal. Milton Tavares de Souza, s/n° - Boa Viagem – Nite<text:span text:style-name="T2">r</text:span>ói – RJ – Brasil</text:p>
      <text:p text:style-name="SBC_3a_email">priscilalss@id.uff.br</text:p>
      <text:p text:style-name="SBC_3a_abstract"><text:span text:style-name="T3">Abstract.</text:span> <text:span text:style-name="T1">…</text:span></text:p>
      <text:p text:style-name="SBC_3a_resumo"><text:span text:style-name="T3">Resumo.</text:span><text:span text:style-name="T1"> …</text:span></text:p>
      <text:h text:style-name="SBC_3a_title_3a_1" text:outline-level="1">1.<text:span text:style-name="T1"/></text:h>
      <text:p text:style-name="SBC_3a_paragraph_3a_first"/>
      <text:p text:style-name="SBC_3a_paragraph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NewRoman,Bold" svg:font-family="'TimesNewRoman,Bold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.42cm" style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.42cm" style:contextual-spacing="false" fo:text-align="center" style:justify-single-word="false"/>
      <style:text-properties style:font-name="Times New Roman" fo:font-family="'Times New Roman'" style:font-family-generic="roman" style:font-pitch="variable" fo:font-size="12pt" fo:font-weight="bold" officeooo:rsid="000ab52c" style:font-size-asian="10.5pt" style:font-weight-asian="bold" style:font-size-complex="12pt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loext:opacity="100%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loext:opacity="100%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loext:opacity="100%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loext:opacity="0%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loext:opacity="100%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loext:opacity="100%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loext:opacity="0%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loext:opacity="0%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list-style-name="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list-style-name="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SBC_3a_inst" style:display-name="SBC:inst" style:family="paragraph" style:parent-style-name="Standard">
      <style:paragraph-properties fo:text-align="center" style:justify-single-word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19T16:39:33.184000000</dc:date>
    <meta:editing-duration>PT50M22S</meta:editing-duration>
    <meta:editing-cycles>5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7" meta:word-count="47" meta:character-count="334" meta:non-whitespace-character-count="289"/>
  </office:meta>
</office:document-meta>
</file>